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2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6375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475110" table:style-name="ce6">
            <text:p>475.110</text:p>
          </table:table-cell>
          <table:table-cell office:value-type="float" office:value="36300" table:style-name="ce6">
            <text:p>36.300</text:p>
          </table:table-cell>
          <table:table-cell office:value-type="float" office:value="34500" table:style-name="ce6">
            <text:p>34.500</text:p>
          </table:table-cell>
          <table:table-cell office:value-type="float" office:value="545910" table:style-name="ce6">
            <text:p>545.910</text:p>
          </table:table-cell>
          <table:table-cell office:value-type="float" office:value="468983" table:style-name="ce6">
            <text:p>468.983</text:p>
          </table:table-cell>
          <table:table-cell office:value-type="percentage" office:value="0.8590848308329212" table:style-name="ce11">
            <text:p>85,9%</text:p>
          </table:table-cell>
          <table:table-cell office:value-type="float" office:value="194477" table:style-name="ce6">
            <text:p>194.477</text:p>
          </table:table-cell>
          <table:table-cell office:value-type="date" office:date-value="2021-02-15T00:00:00" table:style-name="ce14">
            <text:p>15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Aragón</text:p>
          </table:table-cell>
          <table:table-cell office:value-type="float" office:value="81045" table:style-name="ce8">
            <text:p>81.045</text:p>
          </table:table-cell>
          <table:table-cell office:value-type="float" office:value="6300" table:style-name="ce8">
            <text:p>6.300</text:p>
          </table:table-cell>
          <table:table-cell office:value-type="float" office:value="5400" table:style-name="ce8">
            <text:p>5.400</text:p>
          </table:table-cell>
          <table:table-cell office:value-type="float" office:value="92745" table:style-name="ce8">
            <text:p>92.745</text:p>
          </table:table-cell>
          <table:table-cell office:value-type="float" office:value="93512" table:style-name="ce8">
            <text:p>93.512</text:p>
          </table:table-cell>
          <table:table-cell office:value-type="percentage" office:value="1.0082699876004098" table:style-name="ce12">
            <text:p>100,8%</text:p>
          </table:table-cell>
          <table:table-cell office:value-type="float" office:value="37628" table:style-name="ce8">
            <text:p>37.628</text:p>
          </table:table-cell>
          <table:table-cell office:value-type="date" office:date-value="2021-02-15T00:00:00" table:style-name="ce15">
            <text:p>15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Asturias<text:s/></text:p>
          </table:table-cell>
          <table:table-cell office:value-type="float" office:value="83975" table:style-name="ce8">
            <text:p>83.975</text:p>
          </table:table-cell>
          <table:table-cell office:value-type="float" office:value="6300" table:style-name="ce8">
            <text:p>6.300</text:p>
          </table:table-cell>
          <table:table-cell office:value-type="float" office:value="4200" table:style-name="ce8">
            <text:p>4.200</text:p>
          </table:table-cell>
          <table:table-cell office:value-type="float" office:value="94475" table:style-name="ce8">
            <text:p>94.475</text:p>
          </table:table-cell>
          <table:table-cell office:value-type="float" office:value="81941" table:style-name="ce8">
            <text:p>81.941</text:p>
          </table:table-cell>
          <table:table-cell office:value-type="percentage" office:value="0.86732998147658114" table:style-name="ce12">
            <text:p>86,7%</text:p>
          </table:table-cell>
          <table:table-cell office:value-type="float" office:value="34140" table:style-name="ce8">
            <text:p>34.140</text:p>
          </table:table-cell>
          <table:table-cell office:value-type="date" office:date-value="2021-02-15T00:00:00" table:style-name="ce15">
            <text:p>15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Baleares</text:p>
          </table:table-cell>
          <table:table-cell office:value-type="float" office:value="42480" table:style-name="ce8">
            <text:p>42.480</text:p>
          </table:table-cell>
          <table:table-cell office:value-type="float" office:value="3200" table:style-name="ce8">
            <text:p>3.200</text:p>
          </table:table-cell>
          <table:table-cell office:value-type="float" office:value="4800" table:style-name="ce8">
            <text:p>4.800</text:p>
          </table:table-cell>
          <table:table-cell office:value-type="float" office:value="50480" table:style-name="ce8">
            <text:p>50.480</text:p>
          </table:table-cell>
          <table:table-cell office:value-type="float" office:value="44573" table:style-name="ce8">
            <text:p>44.573</text:p>
          </table:table-cell>
          <table:table-cell office:value-type="percentage" office:value="0.88298335974643427" table:style-name="ce12">
            <text:p>88,3%</text:p>
          </table:table-cell>
          <table:table-cell office:value-type="float" office:value="19025" table:style-name="ce8">
            <text:p>19.025</text:p>
          </table:table-cell>
          <table:table-cell office:value-type="date" office:date-value="2021-02-15T00:00:00" table:style-name="ce15">
            <text:p>15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narias</text:p>
          </table:table-cell>
          <table:table-cell office:value-type="float" office:value="93570" table:style-name="ce8">
            <text:p>93.570</text:p>
          </table:table-cell>
          <table:table-cell office:value-type="float" office:value="7000" table:style-name="ce8">
            <text:p>7.000</text:p>
          </table:table-cell>
          <table:table-cell office:value-type="float" office:value="8900" table:style-name="ce8">
            <text:p>8.900</text:p>
          </table:table-cell>
          <table:table-cell office:value-type="float" office:value="109470" table:style-name="ce8">
            <text:p>109.470</text:p>
          </table:table-cell>
          <table:table-cell office:value-type="float" office:value="106747" table:style-name="ce8">
            <text:p>106.747</text:p>
          </table:table-cell>
          <table:table-cell office:value-type="percentage" office:value="0.97512560518863611" table:style-name="ce12">
            <text:p>97,5%</text:p>
          </table:table-cell>
          <table:table-cell office:value-type="float" office:value="44120" table:style-name="ce8">
            <text:p>44.120</text:p>
          </table:table-cell>
          <table:table-cell office:value-type="date" office:date-value="2021-02-15T00:00:00" table:style-name="ce15">
            <text:p>15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ntabria</text:p>
          </table:table-cell>
          <table:table-cell office:value-type="float" office:value="39345" table:style-name="ce8">
            <text:p>39.345</text:p>
          </table:table-cell>
          <table:table-cell office:value-type="float" office:value="2900" table:style-name="ce8">
            <text:p>2.900</text:p>
          </table:table-cell>
          <table:table-cell office:value-type="float" office:value="2400" table:style-name="ce8">
            <text:p>2.400</text:p>
          </table:table-cell>
          <table:table-cell office:value-type="float" office:value="44645" table:style-name="ce8">
            <text:p>44.645</text:p>
          </table:table-cell>
          <table:table-cell office:value-type="float" office:value="43214" table:style-name="ce8">
            <text:p>43.214</text:p>
          </table:table-cell>
          <table:table-cell office:value-type="percentage" office:value="0.96794713853735026" table:style-name="ce12">
            <text:p>96,8%</text:p>
          </table:table-cell>
          <table:table-cell office:value-type="float" office:value="19000" table:style-name="ce8">
            <text:p>19.000</text:p>
          </table:table-cell>
          <table:table-cell office:value-type="date" office:date-value="2021-02-15T00:00:00" table:style-name="ce15">
            <text:p>15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stilla y Leon<text:s/></text:p>
          </table:table-cell>
          <table:table-cell office:value-type="float" office:value="177555" table:style-name="ce8">
            <text:p>177.555</text:p>
          </table:table-cell>
          <table:table-cell office:value-type="float" office:value="13500" table:style-name="ce8">
            <text:p>13.500</text:p>
          </table:table-cell>
          <table:table-cell office:value-type="float" office:value="9800" table:style-name="ce8">
            <text:p>9.800</text:p>
          </table:table-cell>
          <table:table-cell office:value-type="float" office:value="200855" table:style-name="ce8">
            <text:p>200.855</text:p>
          </table:table-cell>
          <table:table-cell office:value-type="float" office:value="190381" table:style-name="ce8">
            <text:p>190.381</text:p>
          </table:table-cell>
          <table:table-cell office:value-type="percentage" office:value="0.94785292872968063" table:style-name="ce12">
            <text:p>94,8%</text:p>
          </table:table-cell>
          <table:table-cell office:value-type="float" office:value="80091" table:style-name="ce8">
            <text:p>80.091</text:p>
          </table:table-cell>
          <table:table-cell office:value-type="date" office:date-value="2021-02-15T00:00:00" table:style-name="ce15">
            <text:p>15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stilla La Mancha</text:p>
          </table:table-cell>
          <table:table-cell office:value-type="float" office:value="120375" table:style-name="ce8">
            <text:p>120.375</text:p>
          </table:table-cell>
          <table:table-cell office:value-type="float" office:value="9200" table:style-name="ce8">
            <text:p>9.200</text:p>
          </table:table-cell>
          <table:table-cell office:value-type="float" office:value="8300" table:style-name="ce8">
            <text:p>8.300</text:p>
          </table:table-cell>
          <table:table-cell office:value-type="float" office:value="137875" table:style-name="ce8">
            <text:p>137.875</text:p>
          </table:table-cell>
          <table:table-cell office:value-type="float" office:value="129772" table:style-name="ce8">
            <text:p>129.772</text:p>
          </table:table-cell>
          <table:table-cell office:value-type="percentage" office:value="0.94122937443336352" table:style-name="ce12">
            <text:p>94,1%</text:p>
          </table:table-cell>
          <table:table-cell office:value-type="float" office:value="52826" table:style-name="ce8">
            <text:p>52.826</text:p>
          </table:table-cell>
          <table:table-cell office:value-type="date" office:date-value="2021-02-15T00:00:00" table:style-name="ce15">
            <text:p>15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taluña</text:p>
          </table:table-cell>
          <table:table-cell office:value-type="float" office:value="410120" table:style-name="ce8">
            <text:p>410.120</text:p>
          </table:table-cell>
          <table:table-cell office:value-type="float" office:value="31400" table:style-name="ce8">
            <text:p>31.400</text:p>
          </table:table-cell>
          <table:table-cell office:value-type="float" office:value="31800" table:style-name="ce8">
            <text:p>31.800</text:p>
          </table:table-cell>
          <table:table-cell office:value-type="float" office:value="473320" table:style-name="ce8">
            <text:p>473.320</text:p>
          </table:table-cell>
          <table:table-cell office:value-type="float" office:value="416165" table:style-name="ce8">
            <text:p>416.165</text:p>
          </table:table-cell>
          <table:table-cell office:value-type="percentage" office:value="0.87924659849573228" table:style-name="ce12">
            <text:p>87,9%</text:p>
          </table:table-cell>
          <table:table-cell office:value-type="float" office:value="166104" table:style-name="ce8">
            <text:p>166.104</text:p>
          </table:table-cell>
          <table:table-cell office:value-type="date" office:date-value="2021-02-15T00:00:00" table:style-name="ce15">
            <text:p>15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. Valenciana</text:p>
          </table:table-cell>
          <table:table-cell office:value-type="float" office:value="207280" table:style-name="ce8">
            <text:p>207.280</text:p>
          </table:table-cell>
          <table:table-cell office:value-type="float" office:value="15700" table:style-name="ce8">
            <text:p>15.700</text:p>
          </table:table-cell>
          <table:table-cell office:value-type="float" office:value="20600" table:style-name="ce8">
            <text:p>20.600</text:p>
          </table:table-cell>
          <table:table-cell office:value-type="float" office:value="243580" table:style-name="ce8">
            <text:p>243.580</text:p>
          </table:table-cell>
          <table:table-cell office:value-type="float" office:value="224560" table:style-name="ce8">
            <text:p>224.560</text:p>
          </table:table-cell>
          <table:table-cell office:value-type="percentage" office:value="0.92191477132769517" table:style-name="ce12">
            <text:p>92,2%</text:p>
          </table:table-cell>
          <table:table-cell office:value-type="float" office:value="95559" table:style-name="ce8">
            <text:p>95.559</text:p>
          </table:table-cell>
          <table:table-cell office:value-type="date" office:date-value="2021-02-15T00:00:00" table:style-name="ce15">
            <text:p>15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Extremadura</text:p>
          </table:table-cell>
          <table:table-cell office:value-type="float" office:value="74375" table:style-name="ce8">
            <text:p>74.375</text:p>
          </table:table-cell>
          <table:table-cell office:value-type="float" office:value="5400" table:style-name="ce8">
            <text:p>5.400</text:p>
          </table:table-cell>
          <table:table-cell office:value-type="float" office:value="4300" table:style-name="ce8">
            <text:p>4.300</text:p>
          </table:table-cell>
          <table:table-cell office:value-type="float" office:value="84075" table:style-name="ce8">
            <text:p>84.075</text:p>
          </table:table-cell>
          <table:table-cell office:value-type="float" office:value="80044" table:style-name="ce8">
            <text:p>80.044</text:p>
          </table:table-cell>
          <table:table-cell office:value-type="percentage" office:value="0.95205471305382094" table:style-name="ce12">
            <text:p>95,2%</text:p>
          </table:table-cell>
          <table:table-cell office:value-type="float" office:value="32353" table:style-name="ce8">
            <text:p>32.353</text:p>
          </table:table-cell>
          <table:table-cell office:value-type="date" office:date-value="2021-02-15T00:00:00" table:style-name="ce15">
            <text:p>15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Galicia</text:p>
          </table:table-cell>
          <table:table-cell office:value-type="float" office:value="128815" table:style-name="ce8">
            <text:p>128.815</text:p>
          </table:table-cell>
          <table:table-cell office:value-type="float" office:value="9800" table:style-name="ce8">
            <text:p>9.800</text:p>
          </table:table-cell>
          <table:table-cell office:value-type="float" office:value="11000" table:style-name="ce8">
            <text:p>11.000</text:p>
          </table:table-cell>
          <table:table-cell office:value-type="float" office:value="149615" table:style-name="ce8">
            <text:p>149.615</text:p>
          </table:table-cell>
          <table:table-cell office:value-type="float" office:value="137656" table:style-name="ce8">
            <text:p>137.656</text:p>
          </table:table-cell>
          <table:table-cell office:value-type="percentage" office:value="0.92006817498245497" table:style-name="ce12">
            <text:p>92,0%</text:p>
          </table:table-cell>
          <table:table-cell office:value-type="float" office:value="57383" table:style-name="ce8">
            <text:p>57.383</text:p>
          </table:table-cell>
          <table:table-cell office:value-type="date" office:date-value="2021-02-15T00:00:00" table:style-name="ce15">
            <text:p>15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La Rioja</text:p>
          </table:table-cell>
          <table:table-cell office:value-type="float" office:value="19955" table:style-name="ce8">
            <text:p>19.955</text:p>
          </table:table-cell>
          <table:table-cell office:value-type="float" office:value="1400" table:style-name="ce8">
            <text:p>1.400</text:p>
          </table:table-cell>
          <table:table-cell office:value-type="float" office:value="1300" table:style-name="ce8">
            <text:p>1.300</text:p>
          </table:table-cell>
          <table:table-cell office:value-type="float" office:value="22655" table:style-name="ce8">
            <text:p>22.655</text:p>
          </table:table-cell>
          <table:table-cell office:value-type="float" office:value="21676" table:style-name="ce8">
            <text:p>21.676</text:p>
          </table:table-cell>
          <table:table-cell office:value-type="percentage" office:value="0.95678658132862504" table:style-name="ce12">
            <text:p>95,7%</text:p>
          </table:table-cell>
          <table:table-cell office:value-type="float" office:value="8523" table:style-name="ce8">
            <text:p>8.523</text:p>
          </table:table-cell>
          <table:table-cell office:value-type="date" office:date-value="2021-02-15T00:00:00" table:style-name="ce15">
            <text:p>15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Madrid</text:p>
          </table:table-cell>
          <table:table-cell office:value-type="float" office:value="333375" table:style-name="ce8">
            <text:p>333.375</text:p>
          </table:table-cell>
          <table:table-cell office:value-type="float" office:value="25400" table:style-name="ce8">
            <text:p>25.400</text:p>
          </table:table-cell>
          <table:table-cell office:value-type="float" office:value="27700" table:style-name="ce8">
            <text:p>27.700</text:p>
          </table:table-cell>
          <table:table-cell office:value-type="float" office:value="386475" table:style-name="ce8">
            <text:p>386.475</text:p>
          </table:table-cell>
          <table:table-cell office:value-type="float" office:value="346408" table:style-name="ce8">
            <text:p>346.408</text:p>
          </table:table-cell>
          <table:table-cell office:value-type="percentage" office:value="0.89632705867132412" table:style-name="ce12">
            <text:p>89,6%</text:p>
          </table:table-cell>
          <table:table-cell office:value-type="float" office:value="156682" table:style-name="ce8">
            <text:p>156.682</text:p>
          </table:table-cell>
          <table:table-cell office:value-type="date" office:date-value="2021-02-15T00:00:00" table:style-name="ce15">
            <text:p>15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Murcia<text:s/></text:p>
          </table:table-cell>
          <table:table-cell office:value-type="float" office:value="87305" table:style-name="ce8">
            <text:p>87.305</text:p>
          </table:table-cell>
          <table:table-cell office:value-type="float" office:value="6600" table:style-name="ce8">
            <text:p>6.600</text:p>
          </table:table-cell>
          <table:table-cell office:value-type="float" office:value="6200" table:style-name="ce8">
            <text:p>6.200</text:p>
          </table:table-cell>
          <table:table-cell office:value-type="float" office:value="100105" table:style-name="ce8">
            <text:p>100.105</text:p>
          </table:table-cell>
          <table:table-cell office:value-type="float" office:value="92527" table:style-name="ce8">
            <text:p>92.527</text:p>
          </table:table-cell>
          <table:table-cell office:value-type="percentage" office:value="0.92429948554018282" table:style-name="ce12">
            <text:p>92,4%</text:p>
          </table:table-cell>
          <table:table-cell office:value-type="float" office:value="38970" table:style-name="ce8">
            <text:p>38.970</text:p>
          </table:table-cell>
          <table:table-cell office:value-type="date" office:date-value="2021-02-15T00:00:00" table:style-name="ce15">
            <text:p>15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Navarra</text:p>
          </table:table-cell>
          <table:table-cell office:value-type="float" office:value="39345" table:style-name="ce8">
            <text:p>39.345</text:p>
          </table:table-cell>
          <table:table-cell office:value-type="float" office:value="2900" table:style-name="ce8">
            <text:p>2.900</text:p>
          </table:table-cell>
          <table:table-cell office:value-type="float" office:value="2700" table:style-name="ce8">
            <text:p>2.700</text:p>
          </table:table-cell>
          <table:table-cell office:value-type="float" office:value="44945" table:style-name="ce8">
            <text:p>44.945</text:p>
          </table:table-cell>
          <table:table-cell office:value-type="float" office:value="41235" table:style-name="ce8">
            <text:p>41.235</text:p>
          </table:table-cell>
          <table:table-cell office:value-type="percentage" office:value="0.9174546668149961" table:style-name="ce12">
            <text:p>91,7%</text:p>
          </table:table-cell>
          <table:table-cell office:value-type="float" office:value="16062" table:style-name="ce8">
            <text:p>16.062</text:p>
          </table:table-cell>
          <table:table-cell office:value-type="date" office:date-value="2021-02-15T00:00:00" table:style-name="ce15">
            <text:p>15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País Vasco</text:p>
          </table:table-cell>
          <table:table-cell office:value-type="float" office:value="107460" table:style-name="ce8">
            <text:p>107.460</text:p>
          </table:table-cell>
          <table:table-cell office:value-type="float" office:value="7900" table:style-name="ce8">
            <text:p>7.900</text:p>
          </table:table-cell>
          <table:table-cell office:value-type="float" office:value="9100" table:style-name="ce8">
            <text:p>9.100</text:p>
          </table:table-cell>
          <table:table-cell office:value-type="float" office:value="124460" table:style-name="ce8">
            <text:p>124.460</text:p>
          </table:table-cell>
          <table:table-cell office:value-type="float" office:value="98289" table:style-name="ce8">
            <text:p>98.289</text:p>
          </table:table-cell>
          <table:table-cell office:value-type="percentage" office:value="0.78972360597782421" table:style-name="ce12">
            <text:p>79,0%</text:p>
          </table:table-cell>
          <table:table-cell office:value-type="float" office:value="41758" table:style-name="ce8">
            <text:p>41.758</text:p>
          </table:table-cell>
          <table:table-cell office:value-type="date" office:date-value="2021-02-14T00:00:00" table:style-name="ce15">
            <text:p>14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euta</text:p>
          </table:table-cell>
          <table:table-cell office:value-type="float" office:value="4320" table:style-name="ce8">
            <text:p>4.320</text:p>
          </table:table-cell>
          <table:table-cell office:value-type="float" office:value="400" table:style-name="ce8">
            <text:p>400</text:p>
          </table:table-cell>
          <table:table-cell office:value-type="float" office:value="400" table:style-name="ce8">
            <text:p>400</text:p>
          </table:table-cell>
          <table:table-cell office:value-type="float" office:value="5120" table:style-name="ce8">
            <text:p>5.120</text:p>
          </table:table-cell>
          <table:table-cell office:value-type="float" office:value="3759" table:style-name="ce8">
            <text:p>3.759</text:p>
          </table:table-cell>
          <table:table-cell office:value-type="percentage" office:value="0.73417968749999996" table:style-name="ce12">
            <text:p>73,4%</text:p>
          </table:table-cell>
          <table:table-cell office:value-type="float" office:value="969" table:style-name="ce8">
            <text:p>969</text:p>
          </table:table-cell>
          <table:table-cell office:value-type="date" office:date-value="2021-02-15T00:00:00" table:style-name="ce15">
            <text:p>15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Melilla</text:p>
          </table:table-cell>
          <table:table-cell office:value-type="float" office:value="3150" table:style-name="ce8">
            <text:p>3.150</text:p>
          </table:table-cell>
          <table:table-cell office:value-type="float" office:value="400" table:style-name="ce8">
            <text:p>400</text:p>
          </table:table-cell>
          <table:table-cell office:value-type="float" office:value="400" table:style-name="ce8">
            <text:p>400</text:p>
          </table:table-cell>
          <table:table-cell office:value-type="float" office:value="3950" table:style-name="ce8">
            <text:p>3.950</text:p>
          </table:table-cell>
          <table:table-cell office:value-type="float" office:value="3070" table:style-name="ce8">
            <text:p>3.070</text:p>
          </table:table-cell>
          <table:table-cell office:value-type="percentage" office:value="0.77721518987341776" table:style-name="ce12">
            <text:p>77,7%</text:p>
          </table:table-cell>
          <table:table-cell office:value-type="float" office:value="1252" table:style-name="ce8">
            <text:p>1.252</text:p>
          </table:table-cell>
          <table:table-cell office:value-type="date" office:date-value="2021-02-15T00:00:00" table:style-name="ce16">
            <text:p>15/02/2021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Totales</text:p>
          </table:table-cell>
          <table:table-cell office:value-type="float" office:value="2528955" table:style-name="ce10">
            <text:p>2.528.955</text:p>
          </table:table-cell>
          <table:table-cell office:value-type="float" office:value="192000" table:style-name="ce10">
            <text:p>192.000</text:p>
          </table:table-cell>
          <table:table-cell office:value-type="float" office:value="193800" table:style-name="ce10">
            <text:p>193.800</text:p>
          </table:table-cell>
          <table:table-cell office:value-type="float" office:value="2914755" table:style-name="ce10">
            <text:p>2.914.755</text:p>
          </table:table-cell>
          <table:table-cell office:value-type="float" office:value="2624512" table:style-name="ce10">
            <text:p>2.624.512</text:p>
          </table:table-cell>
          <table:table-cell office:value-type="percentage" office:value="0.90042284857560928" table:style-name="ce13">
            <text:p>90,0%</text:p>
          </table:table-cell>
          <table:table-cell office:value-type="float" office:value="1096922" table:style-name="ce10">
            <text:p>1.096.922</text:p>
          </table:table-cell>
          <table:table-cell table:style-name="ce17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Sánchez Pérez. Néstor</dc:creator>
    <meta:creation-date>2021-01-04T11:25:18Z</meta:creation-date>
    <dc:date>2021-02-16T15:12:59Z</dc:date>
  </office:meta>
</office:document-meta>
</file>